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547in"/>
    </style:style>
    <style:style style:name="co10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64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1" calcext:value-type="float">
            <text:p>21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6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5" calcext:value-type="float">
            <text:p>25</text:p>
          </table:table-cell>
          <table:table-cell table:style-name="ce2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7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SRAM::writeData <text:s/>закомментирована <text:s/>DMA2_Stream0_IRQHandler <text:s text:c="43"/>DMAInit</text:p>
          </table:table-cell>
          <table:table-cell table:number-columns-repeated="1020"/>
        </table:table-row>
        <table:table-row table:style-name="ro6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flash <text:s text:c="22"/>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est <text:s text:c="4"/>Три строки нужно проверить по даташиту</text:p>
          </table:table-cell>
          <table:table-cell table:number-columns-repeated="1020"/>
        </table:table-row>
        <table:table-row table:style-name="ro6"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4:51:06.9599825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9T14:53:23.839469260</dc:date>
    <meta:editing-duration>P1DT3H5M46S</meta:editing-duration>
    <meta:editing-cycles>233</meta:editing-cycles>
    <meta:document-statistic meta:table-count="2" meta:cell-count="164" meta:object-count="0"/>
    <meta:user-defined meta:name=""/>
    <meta:user-defined meta:name="qrichtext">1</meta:user-defined>
  </office:meta>
</office:document-meta>
</file>